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1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<text:span text:style-name="T2">moral lecture</text:span><text:span text:style-name="T5"> Discourse </text:span><text:span text:style-name="T2">for</text:span><text:span text:style-name="T5"> delivered/</text:span></text:p>
      <text:p text:style-name="P7"><text:span text:style-name="T5">on/</text:span></text:p>
      <text:p text:style-name="P7"><text:span text:style-name="T5">Sabbath </text:span><text:span text:style-name="T2">Itr</text:span><text:span text:style-name="T3">ó</text:span><text:span text:style-name="T6"> [Hebrew]/</text:span></text:p>
      <text:p text:style-name="P7"><text:span text:style-name="T6"><text:s/>by/</text:span></text:p>
      <text:p text:style-name="P7"><text:span text:style-name="T6">Revd S. Morais/</text:span></text:p>
      <text:p text:style-name="P7"><text:span text:style-name="T6">[Hebrew]/</text:span></text:p>
      <text:p text:style-name="P7"><text:span text:style-name="T6">[Hebrew]/</text:span></text:p>
      <text:p text:style-name="P7"><text:span text:style-name="T6"/></text:p>
      <text:p text:style-name="P6"><text:span text:style-name="T6">[Page 1]</text:span></text:p>
      <text:p text:style-name="P6"><text:span text:style-name="T6">What is a Jew?...A Jew is the </text:span><text:span text:style-name="T7">noblest</text:span><text:span text:style-name="T8"> of God's/ creatures. <text:s/>So I say. <text:s/>But the world mocks me,/ and sneers at my assertion. <text:s/>Yet, it is not/ arrogance in me so to speak, for the voice of the/ Universal Creator has prompted the answer. <text:s/>You/ have all heard it, my dear Brethren "Ye shall be/ unto me a kingdom of priests, and a holy nation."/ <text:s/>(Psalms XIX.6.) Is this not a high title? <text:s/>Or does perchance/ the honor granted by the Omnipotent, need be/ confirmed by human potentates? <text:s/>No, let those/ who will, decide the thought, but we are the/ nobility of mankind. <text:s/>We are </text:span><text:span text:style-name="T4">[Hebrew]</text:span><text:span text:style-name="T8"> [Hebrew] a peculiar treasure/ set apart by the Almighty to enrich the whole/ earth therewith. <text:s/>But not every one/ of us is entitled to that glorious appellation./ <text:s/>They only deserve it, who hearken unto the voice of/ God, and keep his </text:span><text:span text:style-name="T4">comm</text:span><text:span text:style-name="T8"> covenant </text:span><text:span text:style-name="T4">([?] XIX. 5)</text:span><text:span text:style-name="T8">, for, on the/ fulfilment[sic!] of that condition (Deu XIX. 5) rest the claims we/ may lay to a double portion of Divine grace./ <text:s/>The man who in all his daily walks </text:span><text:soft-page-break/><text:span text:style-name="T8">exhibits an/ exemplary demeanour. <text:s/>The man who, despite allure-/</text:span></text:p>
      <text:p text:style-name="P6"><text:span text:style-name="T8"/></text:p>
      <text:p text:style-name="P6"><text:span text:style-name="T8">[Page 2]</text:span></text:p>
      <text:p text:style-name="P6"><text:span text:style-name="T8">-rements or difficulties, rigidly adheres to the moral/ and ceremonial precepts, of the Mosaic legislation,/ is a faithful representative of the people whom/ God has called "holy." <text:s/>He is a veritable Jew./ <text:s/>He, on the contrary, whose moral conduct cannot/ stand the severest scrutiny. <text:s/>He who rejects as/ valueless the eternal observances enjoined in Holy/ Writ, though born a Jew, has voluntarily sunk/ </text:span><text:span text:style-name="T4">down</text:span><text:span text:style-name="T8"> from the eminence on which he was stationed./ <text:s/>He </text:span><text:span text:style-name="T4">refused to obey</text:span><text:span text:style-name="T8"> has evinced his determination to disobey God and </text:span><text:span text:style-name="T4">his</text:span><text:span text:style-name="T8">/ </text:span><text:span text:style-name="T4">He</text:span><text:span text:style-name="T8"> has broken the covenant made </text:span><text:span text:style-name="T4">with God with [?]</text:span><text:span text:style-name="T8">/ He therefore falsifies the name he bears. <text:s/>He should not/ be called a Jew. <text:s/></text:span><text:span text:style-name="T4">Yes</text:span><text:span text:style-name="T8"> Aye, my friends! religion/ and morality, piety and social virtues: these are/ the characteristics of the descendants of the favored/ beings, who beheld the Divinity at the summit of Sinai. <text:s/>And/ those noble traits it behooves us to brightly evince/ in every one of our actions. <text:s/>For such is </text:span><text:span text:style-name="T4">our</text:span><text:span text:style-name="T8">/ the mission imposed on us by our heavenly Father,/ in order that--as expressed by his ancient Seer--nations/ may walk in our light, and we bring salvation/ to the uttermost ends of the earth (Isaiah XLIX. 6.) [Hebrew]/ [Hebrew]/</text:span></text:p>
      <text:p text:style-name="P6"><text:span text:style-name="T8"/></text:p>
      <text:p text:style-name="P6"><text:span text:style-name="T8">[Page 3]</text:span></text:p>
      <text:p text:style-name="P6"><text:span text:style-name="T8">Let us then clearly and fully comprehend our duty, that/ we may discharge it, in accordance with our high posi-/tion. <text:s/>For, if every Hebrew man acknowledges the/ existence of </text:span><text:span text:style-name="T4">God</text:span><text:span text:style-name="T8"> one Eternal Being, and owns the necessity of obeying his/ revealed word; if every one declares like Joseph "I fear/ God", all do not seem impressed with the true spirit/ of religion. <text:s/>All do not realize in what piety does/ consist, and how the worship due to the Deity is/ best tendered. <text:s/>So likewise, my dear Brethren! though/ the laws of morality are extolled among the Congregations/ of Israel, not all the members thereof act as if/ sensible of their supreme importance./</text:span></text:p>
      <text:p text:style-name="P6"><text:span text:style-name="T8">Religion and morality are </text:span><text:span text:style-name="T7">actual</text:span><text:span text:style-name="T8"> things. <text:s/>They should/ not be uttered in an equivocal and indefinite sense./ <text:s/>We must once for all feel that what raises our/ minds to God is religion; what benefits our fellow/-beings is morality. <text:s/>To bear the name of/ our Maker often upon our lips and bless it, is not/ altogether indication of piety. <text:s/></text:span><text:span text:style-name="T4">No,</text:span><text:span text:style-name="T8"> To meditate/ on his attributes, and endeavour to copy them in all our </text:span><text:span text:style-name="T4">the</text:span><text:span text:style-name="T8">/ relations of life, is an offering more acceptable unto the/ Lord./</text:span></text:p>
      <text:p text:style-name="P6"><text:span text:style-name="T8"/></text:p>
      <text:p text:style-name="P6"><text:span text:style-name="T8">[Page 4]</text:span></text:p>
      <text:p text:style-name="P6"><text:span text:style-name="T8">Rather than the chastening of our bodies with frequent/ fasting, He desires the cleansing of our soul. <text:s/>Rather/ than in ceaseless prayers and thanksgivings, He/ delights in deeds of justice and mercy. <text:s/>Barren/ is the piety, which is narrowed down within the/ limits of a Synagogue. <text:s/>Like an arid waste are/ supplications which do not influence our feelings/ with kindness and beneficence. <text:s/>Nor can that/ Jew be pointed at as an exemplar of morality,/ who quibbles and wilfully[sic!] prevaricates in his customary/ dealings; who will stoop low to gather what would/ have benefitted[sic!] his neighbor, while the acquisition/ thereof can only add to his superfluities; who believes/ that charity begins and ends at home; who lavishes/ treasures on those that look to him for support, but/ is niggardly to the rest of the human family./</text:span></text:p>
      <text:p text:style-name="P6"><text:span text:style-name="T8">Let us undeceive ourselves. <text:s/>The thermometer which/ denotes the degrees of human progress; is not the/ inventions of arts and the discoveries of science, but/ the practice of social virtues. <text:s/>For the same/ reason, we should judge of the piety of a community,/ not simply by their attendance to outward practices,/</text:span></text:p>
      <text:p text:style-name="P6"><text:span text:style-name="T8"/></text:p>
      <text:p text:style-name="P6"><text:span text:style-name="T8">[Page 5]</text:span></text:p>
      <text:p text:style-name="P6"><text:span text:style-name="T8">but by their general demeanour. <text:s/>By the honesty of/ the men, by the chastity of the women, by the strength/ of natural affections, by propriety of speech, by/ deeds of generosity, by evidences of philanthropy. <text:s/>And this is/ the criterion by which we, O house of Jacob! will be/ judged by God and </text:span><text:soft-page-break/><text:span text:style-name="T8">man. <text:s/>Woe unto us if we are found/ wanting!. <text:s/>The world will heap contumely on our/ heads. <text:s/>The Lord will cast us away as unworthy of his/ celestial trust. <text:s/>I have said it. <text:s/>Morality disconnected from/ religious observances is, to the seed of Abraham, the/ forswearing of the covenant </text:span><text:span text:style-name="T4">made</text:span><text:span text:style-name="T8"> established at Horeb, but/ adherence to ceremonial prescriptions, disjoined from/ social virtues, is the forfeiture of the title with/ which they have been divinely vested, for so has been written/ in the book I have </text:span><text:span text:style-name="T4">[?]</text:span><text:span text:style-name="T8"> recited this Sabbath in your presence./ <text:s/>"</text:span><text:span text:style-name="T4">And it shall be</text:span><text:span text:style-name="T8"> Now, therefore, if you will diligently hearken unto/ my voice, and keep my covenant, then you shall be/ to me a peculiar treasure above all people, though all/ the (</text:span><text:span text:style-name="T4">inhabitants</text:span><text:span text:style-name="T8"> creatures of) earth be mine." <text:s/></text:span><text:span text:style-name="T4">(compare Deut</text:span><text:span text:style-name="T8"> Upon the performance of these conditions,/ depends the countenance or cessation of that noble epithet./ <text:s/>In fact if, as we have been taught by the Sages, to walk with/</text:span></text:p>
      <text:p text:style-name="P6"><text:span text:style-name="T8"/></text:p>
      <text:p text:style-name="P6"><text:span text:style-name="T8">[Page 6]</text:span></text:p>
      <text:p text:style-name="P6"><text:span text:style-name="T8">God means to imitate his attributes (</text:span><text:span text:style-name="T4">Lecture B.d.</text:span><text:span text:style-name="T8"> Sotah f. 14) it follows that/ no one can be called pious who does not contribute to/ the welfare of the creatures He has made. <text:s/>The/ Jew whose life is not a shining pattern of integrity,/ departs from the way of the Lord, for He corrupts his associates, and thereby endangers the public weal./ <text:s/>The Jew who does not employ his faculties for the benefit/ of his fellow-mortals, is [?] withered grass in the field/ of human </text:span><text:span text:style-name="T4">actions</text:span><text:span text:style-name="T8"> labor. <text:s/>He may perform all the/ ceremonial laws to the letter, but he cannot justly/ be styled religious. <text:s/>He may flatter himself that/ those practices to which he has long been accustomed,/ are the exclusive means whereby he can gain hap-/-piness, but his hopes will be blighted. <text:s/>He will/ not obtain what he seeks for, by reason of the very/ nature of his professed piety. <text:s/>An egotistical piety! a/ useless devotion! standing on the narrow basis of personal/ advantage.+ <text:s/>He will not obtain what he seeks/ for, because when David asked himself, (Psalms XXIV.3.4.5) "Who shall/ </text:span><text:span text:style-name="T4">go up to</text:span><text:span text:style-name="T8"> ascend the mountain of the Lord, &amp; who shall stand/ in his holy place?" <text:s/>The answer given was this. <text:s/>"He/ who has clean hands and a pure heart, who has/ not lifted up his soul unto vanity, nor sworn/</text:span></text:p>
      <text:p text:style-name="P6"><text:span text:style-name="T8"/></text:p>
      <text:p text:style-name="P6"><text:span text:style-name="T8">+The </text:span><text:span text:style-name="T4">picture</text:span><text:span text:style-name="T8"> character of a pious Israelite has been beautifully delineated by Mr. Judah Hallevi in his philosophical work,/ (See Kuzari. DeMertation[?] III. par 3.)/</text:span></text:p>
      <text:p text:style-name="P6"><text:span text:style-name="T8"/></text:p>
      <text:p text:style-name="P6"><text:span text:style-name="T8">[Page 7]</text:span></text:p>
      <text:p text:style-name="P6"><text:span text:style-name="T8">deceitfully" He shall receive a blessing from the/ Lord, and righteousness from the God of his salvation."/ <text:s/>It is not therefore sufficient that we fulfill/ a portion--and that undoubtedly the easiest--of our/ duty. <text:s/>We must discharge it all, fully and zealously./ <text:s/>It is not sufficient that we worship God and bless/ his name outwardly, we must adore him inwardly/ in admiration of his paternal goodness. <text:s/>The/ service we render to the Creator of all men, must be/ the respect paid to our neighbour's property, the/ purity of our intentions, our freedom from guile. <text:s/>It/ must be "our departing from evil and doing good", </text:span><text:span text:style-name="T4">exercising</text:span><text:span text:style-name="T8"> our/ cultivating the arts of peace, and promoting them every-/-where. <text:s/>(Idem XXXIV. 14. 15.) <text:s/>This is our duty as social beings, and especially/ as Jews, and the discharge thereof will prove us worthy/ of the high title bestowed upon us by the Almighty./ <text:s/>"A Kingdom of priests and a holy nation."/</text:span></text:p>
      <text:p text:style-name="P6"><text:span text:style-name="T8">But with that moral duty is the other, which/ imposes ceremonial observances, inseparably connected./ <text:s/>Both emanate from one fountain of celestial wisdom;/ both are with equal authority enjoined./ <text:s/>The Jew who continues whatever appertains to the/</text:span></text:p>
      <text:p text:style-name="P6"><text:span text:style-name="T8"/></text:p>
      <text:p text:style-name="P6"><text:span text:style-name="T8">[Page 8]</text:span></text:p>
      <text:p text:style-name="P6"><text:span text:style-name="T8">latter, is a false representative of God's chosen/ people. <text:s/>He may aspire to the name of </text:span><text:span text:style-name="T4">a</text:span><text:span text:style-name="T8"> champion/ of progress, men may call him enlightened, but he/ is only dazzled by his </text:span><text:span text:style-name="T4">[?]</text:span><text:span text:style-name="T8"> vain conceptions. <text:s/>He deems/ himself wiser than his Maker. <text:s/>That which the/ voice of the Sovereign Legislator, declared a perpetual/ statute, he proclaims obsolete. <text:s/>What the Father/ of all mankind instituted as an everlasting sign of a/ </text:span><text:soft-page-break/><text:span text:style-name="T4">his</text:span><text:span text:style-name="T8"> covenant between Himself and the witnesses of his/ truth, he dares stigmatise[sic!] as an impediment to human/ advancement; as if he had the happiness of the com-/-munity at heart, more than the author of us all more than God--the/ spring of knowledge; the sure guide to moral perfection./ <text:s/><text:line-break/>Arrogant being! <text:s/>He </text:span><text:span text:style-name="T4">casts away</text:span><text:span text:style-name="T8"> breaks down the tables of the law, to/ substitute in their stead his crude inventions. <text:s/>And can/ such a one be called a Jew? <text:s/>A missionary of the Lord of/ hosts?....But mark him well, my Brethren. <text:s/>And you/ will discover this: Personal interest is the impelling/ force that wages his actions. <text:s/>Progress and civilization/ are only the words he employs to disguise his thoughts./</text:span></text:p>
      <text:p text:style-name="P6"><text:span text:style-name="T8"/></text:p>
      <text:p text:style-name="P6"><text:span text:style-name="T8">[Page 9]</text:span></text:p>
      <text:p text:style-name="P6"><text:span text:style-name="T8">He proclaims them but to wage war against those/ practices of religion that curb the </text:span><text:span text:style-name="T4">desires</text:span><text:span text:style-name="T8"> [?] of the flesh./ <text:s/>He does not see that, while </text:span><text:span text:style-name="T4">fostering</text:span><text:span text:style-name="T8"> preserving our/ body in health, and our mind in vigour, they foster/ moderation and sobriety. <text:s/>He does not consider/ progress in its true sense, which is a gradual develop-/-ment of whatsoever is good and useful, but he rushes/ headlong after innovations, mindless of their nature,/ regardless of the time or circumstances, or of the condition/ of the individuals among whom those changes are to/ take place. <text:s/>Hence his innovations are the/ forerunner of destruction; the lightning which precedes/ the thunder that strikes the tree and tears it by the root./ <text:s/>Brethren! Hear this, and ponder thereon; Civilization is not the rejection of </text:span><text:span text:style-name="T4">all</text:span><text:span text:style-name="T8">/ ancient usages; nor is every change a progress./ <text:s/>I have given you this Sabbath, a summary of your/ duty. <text:s/>It is drawn from the law which our fathers/ accepted and to which they swore allegiance </text:span><text:span text:style-name="T4">to</text:span><text:span text:style-name="T8"> at the foot of Sinai./ <text:s/>Any innovation clashing with it, is the offspring of/ impurity Cast it away. <text:s/>Be less concerned/ in the outward form of devotional exercises, and more/ deeply interested in the spirit that calls forth a prayer./</text:span></text:p>
      <text:p text:style-name="P6"><text:span text:style-name="T8"/></text:p>
      <text:p text:style-name="P6"><text:span text:style-name="T8">[Page 10]</text:span></text:p>
      <text:p text:style-name="P6"><text:span text:style-name="T8">Watch your steps when going to the house of God, and be more ready/ to </text:span><text:span text:style-name="T4">hear</text:span><text:span text:style-name="T8"> listen than to </text:span><text:span text:style-name="T4">give</text:span><text:span text:style-name="T8"> offer a surefire of folly. <text:s/>(Ecclessiastes IV 17)./ <text:s/>Take heed never to neglect </text:span><text:span text:style-name="T4">not</text:span><text:span text:style-name="T8"> the ordinances that restrain the appetites/ and encourage </text:span><text:span text:style-name="T4">abstinence</text:span><text:span text:style-name="T8"> moderation; but exercise ever greater care in/ avoiding what might injure your fellow man and/ stain your reputation. <text:s/>Call sacred the days, which/ you have been instructed to separate to the Lord,/ but strive to improve them by meditating thereon upon/ your obligations as social beings, on your destination/ as mortals, and on your mission as Jews. <text:s/>Then/ you will go forth on the days destined for labor, girded/ with new strength </text:span><text:span text:style-name="T4">for</text:span><text:span text:style-name="T8"> to accomplish the task imposed upon you. <text:s/>Every/ one of you will then bring a stone to </text:span><text:span text:style-name="T4">rear</text:span><text:span text:style-name="T8"> set up the edifice of/ real progress, which is the propogation[sic!] of </text:span><text:span text:style-name="T4">the ten com-</text:span><text:span text:style-name="T8"> the knowledge of the glorious/ </text:span><text:span text:style-name="T4">-mandments imparted to you</text:span><text:span text:style-name="T8"> principles enunciated at Sinai </text:span><text:span text:style-name="T4">on the glorious day of Sinai</text:span><text:span text:style-name="T8"> for the </text:span><text:span text:style-name="T4">benefit of all</text:span><text:span text:style-name="T8"> ultimate salvation of/ the whole human race. <text:s/>The spreading of </text:span><text:span text:style-name="T4">a</text:span><text:span text:style-name="T8"> that belief </text:span><text:span text:style-name="T4">that</text:span><text:span text:style-name="T8"> which teaches/ love for God, respect for our neighbour's possessions, charity/ for all. <text:s/>When you shall illustrate these sublime </text:span><text:span text:style-name="T4">principles</text:span><text:span text:style-name="T8"> tenets/ by your daily actions, then will the name of "Jew" be an/ honor </text:span><text:span text:style-name="T4">among</text:span><text:span text:style-name="T8"> to him that bears it; It will be a glory to God/ who sent us forth as the </text:span><text:span text:style-name="T4">missionaries</text:span><text:span text:style-name="T8"> apostles of his word. <text:s/>We/ shall all merit the title of nobility conferred upon us./ <text:s/>"A kingdom of priests and a holy nation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8T14:46:34.19</meta:creation-date>
    <dc:date>2012-05-08T15:56:22.72</dc:date>
    <dc:creator>Penn Libraries</dc:creator>
    <meta:editing-duration>PT00H04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2" meta:word-count="2287" meta:character-count="13712"/>
  </office:meta>
</office:document-meta>
</file>